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3000001558C15A80FFB362E6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ge" loext:rel-height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4.7091in" style:rel-width="68%" svg:height="9.4252in" style:rel-height="100%" draw:z-index="0"><draw:image xlink:href="Pictures/100000000000093000001558C15A80FFB362E69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01:23:23.277352455</meta:creation-date>
    <dc:date>2017-10-08T01:24:36.620752808</dc:date>
    <meta:editing-duration>PT1M1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3.6.1$Linux_X86_64 LibreOffice_project/30$Build-1</meta:generator>
  </office:meta>
</office:document-meta>
</file>